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10000002F00000076D130E1542BA4543D.png" manifest:media-type="image/png"/>
  <manifest:file-entry manifest:full-path="Pictures/20000004000003E9000009C588DBDAD43CDCF24F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cm" fo:min-width="6.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start="線の終点_20_4" draw:marker-end="線の終点_20_4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332cm"/>
      <style:paragraph-properties style:writing-mode="lr-tb"/>
    </style:style>
    <style:style style:name="gr8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はり" svg:width="7cm" svg:height="0.5cm" svg:x="8cm" svg:y="1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cm" svg:y1="12cm" svg:x2="8cm" svg:y2="14.5cm">
          <text:p/>
        </draw:line>
        <draw:frame draw:style-name="gr3" draw:text-style-name="P1" draw:layer="layout" svg:width="1cm" svg:height="2.5cm" svg:x="7cm" svg:y="12cm">
          <draw:image xlink:href="Pictures/20000004000003E9000009C588DBDAD43CDCF24F.svm" xlink:type="simple" xlink:show="embed" xlink:actuate="onLoad" draw:mime-type="image/x-svm">
            <text:p/>
          </draw:image>
          <draw:image xlink:href="Pictures/100000010000002F00000076D130E1542BA4543D.png" xlink:type="simple" xlink:show="embed" xlink:actuate="onLoad" draw:mime-type="image/png"/>
        </draw:frame>
        <draw:line draw:style-name="gr4" draw:text-style-name="P1" draw:layer="layout" svg:x1="15cm" svg:y1="11.5cm" svg:x2="15cm" svg:y2="13cm">
          <text:p/>
        </draw:line>
        <draw:line draw:style-name="gr5" draw:text-style-name="P1" draw:layer="layout" svg:x1="8cm" svg:y1="12cm" svg:x2="15cm" svg:y2="12cm">
          <text:p/>
        </draw:line>
        <draw:frame draw:style-name="gr6" draw:text-style-name="P2" draw:layer="説明" svg:width="0.858cm" svg:height="0.797cm" svg:x="7.9cm" svg:y="13.413cm">
          <draw:text-box>
            <text:p><text:span text:style-name="T1">A</text:span></text:p>
          </draw:text-box>
        </draw:frame>
        <draw:frame draw:style-name="gr7" draw:text-style-name="P2" draw:layer="説明" svg:width="0.832cm" svg:height="0.797cm" svg:x="14.6cm" svg:y="13.414cm">
          <draw:text-box>
            <text:p><text:span text:style-name="T1">B</text:span></text:p>
          </draw:text-box>
        </draw:frame>
        <draw:frame draw:style-name="gr8" draw:text-style-name="P3" draw:layer="説明" svg:width="0.387cm" svg:height="0.55cm" svg:x="11.361cm" svg:y="11.4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3" draw:layer="説明" svg:width="0.579cm" svg:height="0.55cm" svg:x="14.762cm" svg:y="10.95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3" draw:layer="説明" svg:width="2.274cm" svg:height="1.311cm" svg:x="15.363cm" svg:y="11.95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3" draw:layer="説明" svg:width="0.233cm" svg:height="0.549cm" svg:x="15.363cm" svg:y="13.3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はり" svg:width="1.999cm" svg:height="0.999cm" svg:x="11.194cm" svg:y="11.4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0.2cm" svg:height="0.47cm" svg:x="11.322cm" svg:y="13.65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draw:marker draw:name="線の終点_20_4" draw:display-name="線の終点 4" svg:viewBox="0 0 2239 2244" svg:d="M1125 0l-45 9-38 25-21 30-1009 2010-11 34-1 34 12 41 27 32 23 15 23 9 26 4 37-5 31-15 23-21 15-23 905-1804 899 1804 10 17 12 14 15 13 15 9 21 8 30 4 20-2 15-4 17-7 16-10 12-10 13-15 12-21 7-22 3-27-2-20-11-30-998-2012-24-33-36-2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はり"/>
      <draw:layer draw:name="説明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6T13:34:02.230000000</meta:creation-date>
    <meta:generator>LibreOffice/7.2.7.2$Windows_X86_64 LibreOffice_project/8d71d29d553c0f7dcbfa38fbfda25ee34cce99a2</meta:generator>
    <dc:date>2022-08-17T10:30:22.207000000</dc:date>
    <meta:editing-duration>PT2H32M45S</meta:editing-duration>
    <meta:editing-cycles>11</meta:editing-cycles>
    <meta:document-statistic meta:object-count="13"/>
  </office:meta>
</office:document-meta>
</file>

<file path=Object 1/content.xml><?xml version="1.0" encoding="utf-8"?>
<math xmlns="http://www.w3.org/1998/Math/MathML" display="block">
  <semantics>
    <mi>l</mi>
    <annotation encoding="StarMath 5.0">l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3/content.xml><?xml version="1.0" encoding="utf-8"?>
<math xmlns="http://www.w3.org/1998/Math/MathML" display="block">
  <semantics>
    <mrow>
      <msub>
        <mi>y</mi>
        <mi>B</mi>
      </msub>
      <mo stretchy="false">=</mo>
      <mfrac>
        <msup>
          <mi mathvariant="italic">Pl</mi>
          <mn>3</mn>
        </msup>
        <mrow>
          <mn>3</mn>
          <msub>
            <mi mathvariant="italic">EI</mi>
            <mi>z</mi>
          </msub>
        </mrow>
      </mfrac>
    </mrow>
    <annotation encoding="StarMath 5.0">y_B = {Pl^3} over {3EI_z}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